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New Roman" fo:language="en" fo:country="US" style:font-name-asian="Microsoft YaHei" style:font-name-complex="Mangal"/>
    </style:style>
    <style:style style:name="P2" style:family="paragraph" style:parent-style-name="Text_20_body">
      <style:text-properties fo:language="en" fo:country="US"/>
    </style:style>
    <style:style style:name="P3" style:family="paragraph" style:parent-style-name="Heading_20_1">
      <style:text-properties fo:language="en" fo:country="US"/>
    </style:style>
    <style:style style:name="P4" style:family="paragraph" style:parent-style-name="Heading_20_1">
      <style:text-properties fo:language="en" fo:country="US" style:font-name-asian="Microsoft YaHei" style:font-name-complex="Mangal"/>
    </style:style>
    <style:style style:name="P5" style:family="paragraph" style:parent-style-name="Heading_20_2">
      <style:text-properties fo:language="en" fo:country="US"/>
    </style:style>
    <style:style style:name="P6" style:family="paragraph" style:parent-style-name="Text_20_body">
      <style:text-properties fo:language="en" fo:country="U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language="en" fo:country="US"/>
    </style:style>
    <style:style style:name="T3" style:family="text">
      <style:text-properties style:font-name="Arial1" style:font-name-asian="Microsoft YaHei" style:font-name-complex="Mangal"/>
    </style:style>
    <style:style style:name="T4" style:family="text">
      <style:text-properties style:font-name="Arial" style:font-name-asian="Microsoft YaHei" style:font-name-complex="Mangal"/>
    </style:style>
    <style:style style:name="T5" style:family="text">
      <style:text-properties style:font-name="Times New Roman" style:font-name-asian="Microsoft YaHei" style:font-name-complex="Mangal"/>
    </style:style>
    <style:style style:name="T6" style:family="text">
      <style:text-properties fo:language="ru" fo:country="RU"/>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ultimedia and Hypermedia Programme Stream Format for 6G (MP6)</text:h>
      <text:h text:style-name="Heading_20_2" text:outline-level="2">Design Goals</text:h>
      <text:p text:style-name="Standard">MP6 is designed to be a container format, optimized for network transfers. Consequently, it is made compact. In particular, no indexing. Implementations are free to generate indexes, of course, but they are not part of this memo. Also, no DRM.</text:p>
      <text:p text:style-name="Standard">MP6 is also intended to be flexible enough, covering a wide range of uses. As a degenerate case, it is a container of HTML static objects in a help system.</text:p>
      <text:h text:style-name="Heading_20_2" text:outline-level="2">Terminology</text:h>
      <text:p text:style-name="Text_20_body"><text:span text:style-name="T1">Static Object</text:span> (SO) is a piece of data not associated with a timeline. Semantically, it could be meta-data (not part of an ES), add-on, or content such as a menu.</text:p>
      <text:p text:style-name="Text_20_body">SO consists of MIME type, name (MUST be short; 2 letters are enough for most cases), and actual content.</text:p>
      <text:p text:style-name="Text_20_body"><text:span text:style-name="T1">Elementary Stream</text:span> (ES) is a syntactical and semantical unit of MP6.</text:p>
      <text:p text:style-name="Text_20_body">All ES in an MP6 file form a single programme, so they belong to one timeline.</text:p>
      <text:p text:style-name="Text_20_body">All MP6 content is either SO or ES. Each file consists of 0 to many SO, and 0 to many ES.</text:p>
      <text:p text:style-name="Text_20_body">Each ES has a type.</text:p>
      <text:p text:style-name="Text_20_body">Just 6 types, so 3 bits are enough. How many ES of given type? 6 bits.</text:p>
      <text:p text:style-name="Text_20_body">Although MP6 defines planes for ES, they are not substreams.</text:p>
      <text:p text:style-name="Text_20_body">Up to 8 planes, so 3 bits.</text:p>
      <text:p text:style-name="Text_20_body"><text:span text:style-name="T1">SYNCPOINT</text:span> (SNCP) is a part of the timeline. </text:p>
      <text:p text:style-name="Text_20_body"><text:span text:style-name="T1">Frame</text:span>: this term is intentionally not used for its ambiguity.</text:p>
      <text:p text:style-name="Text_20_body"><text:span text:style-name="T1">Elementary Data Unit</text:span> (EDU) is the basic building block of MP6. Each EDU is either SO, or a part of an ES (associated with a plane) (ESDU), or a SNCP.</text:p>
      <text:h text:style-name="Heading_20_2" text:outline-level="2">Encoding</text:h>
      <text:p text:style-name="Text_20_body">Magic number: “MP6” <text:span text:style-name="T2">followed by 1-byte version number (binary). For this specification the version is 0h.</text:span> Everything else is EDU encoded as chunks; each chunk <text:span text:style-name="T2">consists of</text:span> 16 bits size in bytes (of its data, not including these 16 bits) + data, as following. <text:span text:style-name="T2">2 MSBs of data in a chunk define its type: 00 → SO, 01 → ESDU, 10 → SNCP, 11 → reserved (remix pack?). </text:span></text:p>
      <text:h text:style-name="P5" text:outline-level="2">SO Encoding</text:h>
      <text:p text:style-name="P2">Byte 1: 00|6 bits of name length. The name MUST be short; 2 bytes should be enough for most implementations.</text:p>
      <text:p text:style-name="P2">Bytes [2...n]: name of the SO.</text:p>
      <text:p text:style-name="P2">Bytes [n+1...m]: MIME type of the SO. TODO: compress the major type into 1 byte?</text:p>
      <text:p text:style-name="P2">Byte m+1: “;” as a separator</text:p>
      <text:p text:style-name="P2">Bytes [m+2...]: actual data.</text:p>
      <text:h text:style-name="P5" text:outline-level="2"><text:soft-page-break/>ESDU Encoding</text:h>
      <text:p text:style-name="P2">Byte 0: 01|ppp|ttt, where ppp=plane, ttt=type of the ES. Type and number uniquely define the ES.</text:p>
      <text:p text:style-name="P2">Byte 1: number of the ES. Numbers are type-specific.</text:p>
      <text:p text:style-name="P2">Bytes 2...: data.</text:p>
      <text:h text:style-name="P5" text:outline-level="2">SNCP Encoding</text:h>
      <text:p text:style-name="P2">Byte 0: 10|duration (most significant). Duration is measured in 100 ns from the previous SNCP or the beginning of the file.</text:p>
      <text:p text:style-name="P2">Byte 1: duration (least significant).</text:p>
      <text:p text:style-name="P2">Byte 2: flags.</text:p>
      <text:p text:style-name="P2">Bit 0: Key frame (all ES'es), applies to the portion before.</text:p>
      <text:h text:style-name="Heading_20_2" text:outline-level="2">Planes</text:h>
      <text:p text:style-name="Text_20_body">0: content</text:p>
      <text:p text:style-name="Text_20_body">1: meta-data; format (ES type specific)</text:p>
      <text:p text:style-name="Text_20_body">2: video: palette; <text:span text:style-name="T2">not used otherwise</text:span></text:p>
      <text:p text:style-name="Text_20_body">3: language <text:span text:style-name="T2">(natural, alpha-2)</text:span></text:p>
      <text:p text:style-name="Text_20_body">4: ES name (better, use file meta-data)</text:p>
      <text:h text:style-name="Heading_20_2" text:outline-level="2">Video (ES Type 0)</text:h>
      <text:p text:style-name="Text_20_body">Define format (GUID), </text:p>
      <text:p text:style-name="Text_20_body">frame size (2x<text:span text:style-name="T2">2 bytes</text:span>),</text:p>
      <text:p text:style-name="P2">aspect ratio (2 bytes) <text:span text:style-name="T5">(4:3 → 1333, 16:9 → 1778, 2.35:1 → 2350)</text:span>,</text:p>
      <text:p text:style-name="P2">flags (1 byte: 3D, interlacing, K frames),</text:p>
      <text:p text:style-name="P2">Format specific</text:p>
      <text:h text:style-name="Heading_20_2" text:outline-level="2">Audio (ES Type 1)</text:h>
      <text:p text:style-name="Text_20_body">Plane 1 <text:span text:style-name="T2">is: GUID, </text:span></text:p>
      <text:p text:style-name="P2">sample rate (2 bytes, in 10Hz; examples in Hz: 8000, 11025, 22050, 44100, 48000, 96000)</text:p>
      <text:p text:style-name="P2">no. of channels (1 byte; bit 7=flag for subwoofer) <text:s/></text:p>
      <text:p text:style-name="P2">bits per sample (1 byte, valid 8, 16, 4) </text:p>
      <text:p text:style-name="P2">extra (format specific).</text:p>
      <text:h text:style-name="Heading_20_2" text:outline-level="2">Subtitle (ES Type 2)</text:h>
      <text:p text:style-name="Text_20_body">Text. No plane 1.</text:p>
      <text:h text:style-name="Heading_20_2" text:outline-level="2">Command (ES Type 3)</text:h>
      <text:p text:style-name="Text_20_body">Format: GUID. For example, see MHEG-1, MHEG-5.</text:p>
      <text:h text:style-name="Heading_20_2" text:outline-level="2"><text:soft-page-break/>Text/teletext (ES Type 4)</text:h>
      <text:p text:style-name="Text_20_body">Format: GUID</text:p>
      <text:h text:style-name="Heading_20_2" text:outline-level="2">Sub-picture (ES Type 5)</text:h>
      <text:p text:style-name="Text_20_body">Same format as Video.</text:p>
      <text:h text:style-name="Heading_20_1" text:outline-level="1">All ES Types</text:h>
      <text:p text:style-name="Text_20_body">Video → 0</text:p>
      <text:p text:style-name="Text_20_body">Audio → 1</text:p>
      <text:p text:style-name="Text_20_body">Teletext (WST) → 4</text:p>
      <text:p text:style-name="Text_20_body">Subtitles → 2</text:p>
      <text:p text:style-name="Text_20_body">Guide → not supported (or SO)</text:p>
      <text:p text:style-name="Text_20_body">Built-in tables → N/A</text:p>
      <text:p text:style-name="Text_20_body">Big packets → N/A</text:p>
      <text:p text:style-name="Text_20_body">Interactive, feedback (as MHEG-5, DSM-CC) → SO or 3</text:p>
      <text:p text:style-name="Text_20_body">Menu → SO</text:p>
      <text:p text:style-name="Text_20_body">Scene description → SO</text:p>
      <text:p text:style-name="Text_20_body">Sub-picture → 5</text:p>
      <text:p text:style-name="Text_20_body">Synchronization (SMIL etc) → SO</text:p>
      <text:h text:style-name="P3" text:outline-level="1">MCF (Pre-Matr<text:span text:style-name="T3">öš</text:span><text:span text:style-name="T4">ka)</text:span></text:h>
      <text:p text:style-name="P1">0=Control </text:p>
      <text:p text:style-name="P1"><text:s/>TOP-atom: Jump IfEd ChEd Enab Disa Quit Menu AltO Link</text:p>
      <text:p text:style-name="P1"><text:s/>MENU-atom: Stop Loop Pict Tout Area</text:p>
      <text:p text:style-name="P1"><text:s/>AREA-atom: Shap Left Hili Acti</text:p>
      <text:p text:style-name="P1"><text:s/>SHAPE-atom: Rect Poly Circ</text:p>
      <text:p text:style-name="P1"><text:s/>HILI-atom: Pict Soun Link</text:p>
      <text:p text:style-name="P1">1=Video</text:p>
      <text:p text:style-name="P1">DB Flags (Interlaced, 3D)</text:p>
      <text:p text:style-name="P1">DB 0</text:p>
      <text:p text:style-name="P1">DW X</text:p>
      <text:p text:style-name="P1">DW Y</text:p>
      <text:p text:style-name="P1">DW Aspect (4:3 → 1333, 16:9 → 1778, 2.35:1 → 2350)</text:p>
      <text:p text:style-name="P1">FOURCC</text:p>
      <text:p text:style-name="P1">DD Colorspace (~AVI)</text:p>
      <text:p text:style-name="P1">GUID</text:p>
      <text:p text:style-name="P1">DB Gamma</text:p>
      <text:p text:style-name="P1"><text:soft-page-break/>2=Audio</text:p>
      <text:p text:style-name="P1">DD Sample rate (mHz)</text:p>
      <text:p text:style-name="P1">DB Bit depth</text:p>
      <text:p text:style-name="P1">DB flags (S/PDIF; Secondary)</text:p>
      <text:p text:style-name="P1">DB subtracks (languages)</text:p>
      <text:p text:style-name="P1">DB channels / subtrack</text:p>
      <text:p text:style-name="P1">DW wFormatTag</text:p>
      <text:p text:style-name="P1">DD Channel positioning (…)</text:p>
      <text:p text:style-name="P1">SubTrack:</text:p>
      <text:p text:style-name="P1">Language 64 bytes</text:p>
      <text:p text:style-name="P1">ISRC 12 bytes</text:p>
      <text:p text:style-name="P1">reserved 4 bytes</text:p>
      <text:p text:style-name="P1">3=AV</text:p>
      <text:p text:style-name="P1">10h=Titles</text:p>
      <text:p text:style-name="P1">Picture in Rect.</text:p>
      <text:p text:style-name="P1">11h=Subtitles</text:p>
      <text:p text:style-name="P1">charset (0=UTF8), colour (4: R8G8B8), flags (black-bg, top)</text:p>
      <text:p text:style-name="P1">In text: control codes (switch colour, bold, underline, italics; karaoke timing)</text:p>
      <text:p text:style-name="P1">Karaoke in fraction (0 – 255) per frame.</text:p>
      <text:h text:style-name="P4" text:outline-level="1">MCF Channel Mapping</text:h>
      <text:p text:style-name="P1">#define SPEAKER_FRONT_LEFT 0x1</text:p>
      <text:p text:style-name="P1">#define SPEAKER_FRONT_RIGHT 0x2</text:p>
      <text:p text:style-name="P1">#define SPEAKER_FRONT_CENTER 0x4</text:p>
      <text:p text:style-name="P1">#define SPEAKER_LOW_FREQUENCY 0x8</text:p>
      <text:p text:style-name="P1">#define SPEAKER_BACK_LEFT 0x10</text:p>
      <text:p text:style-name="P1">#define SPEAKER_BACK_RIGHT 0x20</text:p>
      <text:p text:style-name="P1">#define SPEAKER_FRONT_LEFT_OF_CENTER 0x40</text:p>
      <text:p text:style-name="P1">#define SPEAKER_FRONT_RIGHT_OF_CENTER 0x80</text:p>
      <text:p text:style-name="P1">#define SPEAKER_BACK_CENTER 0x100</text:p>
      <text:p text:style-name="P1">#define SPEAKER_SIDE_LEFT 0x200</text:p>
      <text:p text:style-name="P1">#define SPEAKER_SIDE_RIGHT 0x400</text:p>
      <text:p text:style-name="P1">#define SPEAKER_TOP_CENTER 0x800</text:p>
      <text:p text:style-name="P1">#define SPEAKER_TOP_FRONT_LEFT 0x1000</text:p>
      <text:p text:style-name="P1">#define SPEAKER_TOP_FRONT_CENTER 0x2000</text:p>
      <text:p text:style-name="P1">#define SPEAKER_TOP_FRONT_RIGHT 0x4000</text:p>
      <text:p text:style-name="P1">#define SPEAKER_TOP_BACK_LEFT 0x8000</text:p>
      <text:p text:style-name="P1"><text:soft-page-break/>#define SPEAKER_TOP_BACK_CENTER 0x10000</text:p>
      <text:p text:style-name="P1">#define SPEAKER_TOP_BACK_RIGHT 0x200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ton Tveretin</meta:initial-creator>
    <meta:creation-date>2014-10-20T01:21:22.33</meta:creation-date>
    <dc:date>2019-01-06T03:51:06.30</dc:date>
    <dc:creator>Anton Tveretin</dc:creator>
    <meta:editing-duration>PT17H4M43S</meta:editing-duration>
    <meta:editing-cycles>20</meta:editing-cycles>
    <meta:generator>OpenOffice/4.1.5$Win32 OpenOffice.org_project/415m1$Build-9789</meta:generator>
    <meta:document-statistic meta:table-count="0" meta:image-count="0" meta:object-count="0" meta:page-count="5" meta:paragraph-count="128" meta:word-count="835" meta:character-count="4920"/>
  </office:meta>
</office:document-meta>
</file>